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@tailwind base;</text:p>
      <text:p text:style-name="P1">@tailwind components;</text:p>
      <text:p text:style-name="P1">@tailwind utilities;</text:p>
      <text:p text:style-name="P1"/>
      <text:p text:style-name="P1">@layer base {</text:p>
      <text:p text:style-name="P1"><text:s text:c="2"/>:root {</text:p>
      <text:p text:style-name="P1"><text:s text:c="4"/>--background: 0 0% 100%;</text:p>
      <text:p text:style-name="P1"><text:s text:c="4"/>--foreground: 240 10% 3.9%;</text:p>
      <text:p text:style-name="P1"><text:s text:c="4"/>--card: 0 0% 100%;</text:p>
      <text:p text:style-name="P1"><text:s text:c="4"/>--card-foreground: 240 10% 3.9%;</text:p>
      <text:p text:style-name="P1"><text:s text:c="4"/>--popover: 0 0% 100%;</text:p>
      <text:p text:style-name="P1"><text:s text:c="4"/>--popover-foreground: 240 10% 3.9%;</text:p>
      <text:p text:style-name="P1"><text:s text:c="4"/>--primary: 240 5.9% 10%;</text:p>
      <text:p text:style-name="P1"><text:s text:c="4"/>--primary-foreground: 0 0% 98%;</text:p>
      <text:p text:style-name="P1"><text:s text:c="4"/>--secondary: 240 4.8% 95.9%;</text:p>
      <text:p text:style-name="P1"><text:s text:c="4"/>--secondary-foreground: 240 5.9% 10%;</text:p>
      <text:p text:style-name="P1"><text:s text:c="4"/>--muted: 240 4.8% 95.9%;</text:p>
      <text:p text:style-name="P1"><text:s text:c="4"/>--muted-foreground: 240 3.8% 46.1%;</text:p>
      <text:p text:style-name="P1"><text:s text:c="4"/>--accent: 240 4.8% 95.9%;</text:p>
      <text:p text:style-name="P1"><text:s text:c="4"/>--accent-foreground: 240 5.9% 10%;</text:p>
      <text:p text:style-name="P1"><text:s text:c="4"/>--destructive: 0 84.2% 60.2%;</text:p>
      <text:p text:style-name="P1"><text:s text:c="4"/>--destructive-foreground: 0 0% 98%;</text:p>
      <text:p text:style-name="P1"><text:s text:c="4"/>--border: 240 5.9% 90%;</text:p>
      <text:p text:style-name="P1"><text:s text:c="4"/>--input: 240 5.9% 90%;</text:p>
      <text:p text:style-name="P1"><text:s text:c="4"/>--ring: 240 5.9% 10%;</text:p>
      <text:p text:style-name="P1"><text:s text:c="4"/>--radius: 0.625rem;</text:p>
      <text:p text:style-name="P1"><text:s text:c="2"/>}</text:p>
      <text:p text:style-name="P1"/>
      <text:p text:style-name="P1"><text:s text:c="2"/>.dark {</text:p>
      <text:p text:style-name="P1"><text:s text:c="4"/>--background: 240 10% 3.9%;</text:p>
      <text:p text:style-name="P1"><text:s text:c="4"/>--foreground: 0 0% 98%;</text:p>
      <text:p text:style-name="P1"><text:s text:c="4"/>--card: 240 10% 3.9%;</text:p>
      <text:p text:style-name="P1"><text:s text:c="4"/>--card-foreground: 0 0% 98%;</text:p>
      <text:p text:style-name="P1"><text:s text:c="4"/>--popover: 240 10% 3.9%;</text:p>
      <text:p text:style-name="P1"><text:s text:c="4"/>--popover-foreground: 0 0% 98%;</text:p>
      <text:p text:style-name="P1"><text:s text:c="4"/>--primary: 0 0% 98%;</text:p>
      <text:p text:style-name="P1"><text:s text:c="4"/>--primary-foreground: 240 5.9% 10%;</text:p>
      <text:p text:style-name="P1"><text:s text:c="4"/>--secondary: 240 3.7% 15.9%;</text:p>
      <text:p text:style-name="P1"><text:s text:c="4"/>--secondary-foreground: 0 0% 98%;</text:p>
      <text:p text:style-name="P1"><text:s text:c="4"/>--muted: 240 3.7% 15.9%;</text:p>
      <text:p text:style-name="P1"><text:s text:c="4"/>--muted-foreground: 240 5% 64.9%;</text:p>
      <text:p text:style-name="P1"><text:s text:c="4"/>--accent: 240 3.7% 15.9%;</text:p>
      <text:p text:style-name="P1"><text:s text:c="4"/>--accent-foreground: 0 0% 98%;</text:p>
      <text:p text:style-name="P1"><text:s text:c="4"/>--destructive: 0 62.8% 30.6%;</text:p>
      <text:p text:style-name="P1"><text:s text:c="4"/>--destructive-foreground: 0 0% 98%;</text:p>
      <text:p text:style-name="P1"><text:s text:c="4"/>--border: 240 3.7% 15.9%;</text:p>
      <text:p text:style-name="P1"><text:s text:c="4"/>--input: 240 3.7% 15.9%;</text:p>
      <text:p text:style-name="P1"><text:s text:c="4"/>--ring: 240 4.9% 83.9%;</text:p>
      <text:p text:style-name="P1"><text:s text:c="2"/>}</text:p>
      <text:p text:style-name="P1">}</text:p>
      <text:p text:style-name="P1"/>
      <text:p text:style-name="P1">@layer base {</text:p>
      <text:p text:style-name="P1"><text:s text:c="2"/>* {</text:p>
      <text:p text:style-name="P1"><text:s text:c="4"/>@apply border-border;</text:p>
      <text:p text:style-name="P1"><text:s text:c="2"/>}</text:p>
      <text:p text:style-name="P1"><text:s text:c="2"/>body {</text:p>
      <text:p text:style-name="P1"><text:s text:c="4"/>@apply bg-background text-foreground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2</meta:generator>
  </office:meta>
</office:document-meta>
</file>